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4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6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7">
      <text:list-level-style-number text:level="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8" style:family="paragraph">
      <style:paragraph-properties style:vertical-align="auto"/>
    </style:style>
    <style:style style:name="P3" style:parent-style-name="Standard" style:list-style-name="LFO7" style:family="paragraph">
      <style:paragraph-properties style:vertical-align="auto"/>
    </style:style>
    <style:style style:name="P4" style:parent-style-name="Standard" style:list-style-name="LFO7" style:family="paragraph">
      <style:paragraph-properties style:vertical-align="auto"/>
    </style:style>
    <style:style style:name="P5" style:parent-style-name="Standard" style:list-style-name="LFO7" style:family="paragraph">
      <style:paragraph-properties style:vertical-align="auto"/>
    </style:style>
    <style:style style:name="P6" style:parent-style-name="Standard" style:list-style-name="LFO7" style:family="paragraph">
      <style:paragraph-properties style:vertical-align="auto"/>
    </style:style>
    <style:style style:name="P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Standard" style:list-style-name="LFO10" style:family="paragraph">
      <style:paragraph-properties style:vertical-align="auto"/>
    </style:style>
    <style:style style:name="P10" style:parent-style-name="Standard" style:list-style-name="LFO10" style:family="paragraph">
      <style:paragraph-properties style:vertical-align="auto"/>
    </style:style>
    <style:style style:name="P11" style:parent-style-name="Standard" style:list-style-name="LFO10" style:family="paragraph">
      <style:paragraph-properties style:vertical-align="auto"/>
    </style:style>
    <style:style style:name="P12" style:parent-style-name="Standard" style:list-style-name="LFO10" style:family="paragraph">
      <style:paragraph-properties style:vertical-align="auto"/>
    </style:style>
    <style:style style:name="P13" style:parent-style-name="Standard" style:list-style-name="LFO9" style:family="paragraph">
      <style:paragraph-properties style:vertical-align="auto"/>
    </style:style>
    <style:style style:name="P14" style:parent-style-name="Standard" style:list-style-name="LFO9" style:family="paragraph">
      <style:paragraph-properties style:vertical-align="auto"/>
    </style:style>
    <style:style style:name="P15" style:parent-style-name="Standard" style:list-style-name="LFO9" style:family="paragraph">
      <style:paragraph-properties style:vertical-align="auto"/>
    </style:style>
    <style:style style:name="P16" style:parent-style-name="Standard" style:list-style-name="LFO9" style:family="paragraph">
      <style:paragraph-properties style:vertical-align="auto"/>
    </style:style>
    <style:style style:name="P17" style:parent-style-name="Standard" style:list-style-name="LFO9" style:family="paragraph">
      <style:paragraph-properties style:vertical-align="auto"/>
    </style:style>
    <style:style style:name="P18" style:parent-style-name="Standard" style:list-style-name="LFO9" style:family="paragraph">
      <style:paragraph-properties style:vertical-align="auto"/>
    </style:style>
    <style:style style:name="P19" style:parent-style-name="Standard" style:list-style-name="LFO9" style:family="paragraph">
      <style:paragraph-properties style:vertical-align="auto"/>
    </style:style>
    <style:style style:name="P20" style:parent-style-name="Standard" style:list-style-name="LFO9" style:family="paragraph">
      <style:paragraph-properties style:vertical-align="auto"/>
    </style:style>
    <style:style style:name="P21" style:parent-style-name="Standard" style:list-style-name="LFO9" style:family="paragraph">
      <style:paragraph-properties style:vertical-align="auto"/>
    </style:style>
    <style:style style:name="P22" style:parent-style-name="Standard" style:list-style-name="LFO9" style:family="paragraph">
      <style:paragraph-properties style:vertical-align="auto"/>
    </style:style>
    <style:style style:name="P23" style:parent-style-name="Standard" style:list-style-name="LFO9" style:family="paragraph">
      <style:paragraph-properties style:vertical-align="auto"/>
    </style:style>
    <style:style style:name="P24" style:parent-style-name="Standard" style:list-style-name="LFO9" style:family="paragraph">
      <style:paragraph-properties style:vertical-align="auto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list-style-name="LFO11" style:family="paragraph">
      <style:paragraph-properties style:vertical-align="auto"/>
    </style:style>
    <style:style style:name="P27" style:parent-style-name="Standard" style:list-style-name="LFO13" style:family="paragraph">
      <style:paragraph-properties style:vertical-align="auto"/>
    </style:style>
    <style:style style:name="P28" style:parent-style-name="Standard" style:list-style-name="LFO12" style:family="paragraph">
      <style:paragraph-properties style:vertical-align="auto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list-style-name="LFO19" style:family="paragraph"/>
    <style:style style:name="P32" style:parent-style-name="Standard" style:list-style-name="LFO14" style:family="paragraph">
      <style:paragraph-properties style:vertical-align="auto"/>
    </style:style>
    <style:style style:name="P33" style:parent-style-name="Standard" style:list-style-name="LFO14" style:family="paragraph">
      <style:paragraph-properties style:vertical-align="auto"/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list-style-name="LFO15" style:family="paragraph">
      <style:paragraph-properties style:vertical-align="auto"/>
    </style:style>
    <style:style style:name="P36" style:parent-style-name="Standard" style:list-style-name="LFO15" style:family="paragraph">
      <style:paragraph-properties style:vertical-align="auto"/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P38" style:parent-style-name="Standard" style:list-style-name="LFO16" style:family="paragraph">
      <style:paragraph-properties style:vertical-align="auto"/>
    </style:style>
    <style:style style:name="P39" style:parent-style-name="Standard" style:list-style-name="LFO16" style:family="paragraph">
      <style:paragraph-properties style:vertical-align="auto"/>
    </style:style>
    <style:style style:name="P40" style:parent-style-name="Standard" style:list-style-name="LFO17" style:family="paragraph">
      <style:paragraph-properties style:vertical-align="auto"/>
    </style:style>
    <style:style style:name="P41" style:parent-style-name="Standard" style:list-style-name="LFO17" style:family="paragraph">
      <style:paragraph-properties style:vertical-align="auto"/>
    </style:style>
    <style:style style:name="P42" style:parent-style-name="Standard" style:list-style-name="LFO18" style:family="paragraph">
      <style:paragraph-properties style:vertical-align="auto"/>
    </style:style>
  </office:automatic-styles>
  <office:body>
    <office:text text:use-soft-page-breaks="true">
      <text:p text:style-name="P1">CDA itération 3 :</text:p>
      <text:p text:style-name="Standard"/>
      <text:p text:style-name="Standard">Scénario nominale :</text:p>
      <text:p text:style-name="Standard"/>
      <text:list text:style-name="LFO7">
        <text:list-item text:start-value="1">
          <text:p text:style-name="P2">Le joueur courant lance le jeu</text:p>
        </text:list-item>
        <text:list-item>
          <text:p text:style-name="P3">Le système demande le nom du joueur 1</text:p>
        </text:list-item>
        <text:list-item>
          <text:p text:style-name="P4">Le joueur 1 saisi son nom</text:p>
        </text:list-item>
        <text:list-item>
          <text:p text:style-name="P5">Le système enregistre le nom et assigne les noirs au joueur 1</text:p>
        </text:list-item>
        <text:list-item>
          <text:p text:style-name="P6">Le système demande si le joueur 1 veut jouer contre l’IA ou humain</text:p>
        </text:list-item>
      </text:list>
      <text:p text:style-name="Standard"/>
      <text:p text:style-name="P7">UC jouer avec IA :</text:p>
      <text:p text:style-name="P8">Scénario nominal</text:p>
      <text:list text:style-name="LFO9">
        <text:list-item text:start-value="1">
          <text:p text:style-name="P9">Le joueur 1 entre la version contre IA.</text:p>
        </text:list-item>
      </text:list>
      <text:list text:style-name="LFO9" text:continue-numbering="true">
        <text:list-item>
          <text:p text:style-name="P10">Le système affiche une annonce pour que le joueur puisse choisir le niveau IA</text:p>
        </text:list-item>
      </text:list>
      <text:list text:style-name="LFO9" text:continue-numbering="true">
        <text:list-item>
          <text:p text:style-name="P11">Le joueur choisit la version<text:s/>IA (intelligent).</text:p>
        </text:list-item>
      </text:list>
      <text:list text:style-name="LFO9" text:continue-numbering="true">
        <text:list-item>
          <text:p text:style-name="P12">Le système affiche un message pour annoncer que le joueur est dans la version IA (intelligent).</text:p>
        </text:list-item>
        <text:list-item>
          <text:p text:style-name="P13">Le système affiche l’état du plateau et le nom du joueur dont c’est le tour de jouer<text:s/></text:p>
        </text:list-item>
        <text:list-item>
          <text:p text:style-name="P14">Le joueur courant (donc le joueur 1 seulement) entre un coup</text:p>
        </text:list-item>
        <text:list-item>
          <text:p text:style-name="P15">Le système met à jour le plateau en conséquence</text:p>
        </text:list-item>
        <text:list-item>
          <text:p text:style-name="P16">Le système vérifie si un coup est encore possible pour l’IA</text:p>
        </text:list-item>
        <text:list-item>
          <text:p text:style-name="P17">Le système met à jour le plateau en conséquence</text:p>
        </text:list-item>
        <text:list-item>
          <text:p text:style-name="P18">Le système vérifie s’il existe encore des coups possibles pour les joueurs</text:p>
        </text:list-item>
        <text:list-item>
          <text:p text:style-name="P19">Si aucun coup n’est valide, le système arrête la partie<text:tab/></text:p>
        </text:list-item>
        <text:list-item>
          <text:p text:style-name="P20">Le système compte le nombre de pion noirs et blanc</text:p>
        </text:list-item>
        <text:list-item>
          <text:p text:style-name="P21">Le système affiche les points du joueur gagné et du joueur perdu</text:p>
        </text:list-item>
        <text:list-item>
          <text:p text:style-name="P22">Le système propose de rejouer ou d’arrêter</text:p>
        </text:list-item>
        <text:list-item>
          <text:p text:style-name="P23">Le joueur1 choisi d’arrêter<text:s/></text:p>
        </text:list-item>
        <text:list-item>
          <text:p text:style-name="P24">Le système affiche son score et ceux de l’IA</text:p>
        </text:list-item>
      </text:list>
      <text:p text:style-name="Standard"/>
      <text:p text:style-name="Standard"><text:span text:style-name="T25">Extension<text:s/></text:span> :</text:p>
      <text:p text:style-name="Standard"/>
      <text:p text:style-name="Standard">3a- Le joueur entre une chaîne vide</text:p>
      <text:p text:style-name="Standard"><text:tab/>1-retour au point 2 du scénario nominal</text:p>
      <text:p text:style-name="Standard">5a- Le joueur choisit la version contre humain</text:p>
      <text:list text:style-name="LFO11">
        <text:list-item text:start-value="1">
          <text:p text:style-name="P26">Appel UC humain (scénario nominal itération 1)</text:p>
        </text:list-item>
      </text:list>
      <text:p text:style-name="Standard">5b – Le système détecte que le joueur saisit un mauvais caractère<text:s/></text:p>
      <text:list text:style-name="LFO12">
        <text:list-item text:start-value="1">
          <text:p text:style-name="P27">Le système affiche un message</text:p>
        </text:list-item>
        <text:list-item>
          <text:p text:style-name="P28">Le système redemande saisir un nouveau</text:p>
        </text:list-item>
      </text:list>
      <text:p text:style-name="P29"/>
      <text:p text:style-name="Standard"><text:span text:style-name="T30">Extension</text:span><text:s/>UC jouer avec IA<text:s/></text:p>
      <text:p text:style-name="Standard">2a – Le joueur choisit la version contre IA (naïf<text:s/>)</text:p>
      <text:list text:style-name="LFO19" text:continue-numbering="true">
        <text:list-item>
          <text:p text:style-name="P31">Le système affiche un message pour annoncer que le joueur est dans la version IA<text:s/>naïf<text:s/>. Continuer à partir de point<text:s/>5<text:s/>du scénario nominal.</text:p>
        </text:list-item>
      </text:list>
      <text:p text:style-name="Standard">6a – Le système détecte que le joueur saisit un coup invalide<text:s/></text:p>
      <text:list text:style-name="LFO14" text:continue-numbering="true">
        <text:list-item>
          <text:p text:style-name="P32">Le système affiche un message et demande le jouer re-saisit un coup valide.</text:p>
        </text:list-item>
        <text:list-item>
          <text:p text:style-name="P33">Retourne au point<text:s/>6<text:s/>du scénario nominal (UC jouer avec IA)</text:p>
        </text:list-item>
      </text:list>
      <text:p text:style-name="Standard">6b – Le système détecte que le joueur saisit « P »<text:s/></text:p>
      <text:p text:style-name="P34">1a -Le système vérifie sur le plateau où le joueur a encore des coups possibles de jouer</text:p>
      <text:list text:style-name="LFO15" text:continue-numbering="true">
        <text:list-item>
          <text:p text:style-name="P35">Le système affiche un message et affiche un coup exemple pour le joueur</text:p>
        </text:list-item>
        <text:list-item>
          <text:p text:style-name="P36">Retourne au point<text:s/>6<text:s/>du scénario nominal</text:p>
        </text:list-item>
      </text:list>
      <text:p text:style-name="P37">1b – Le système vérifie sur le plateau où le joueur n’a pas de coup possible de jouer</text:p>
      <text:list text:style-name="LFO16" text:continue-numbering="true">
        <text:list-item>
          <text:p text:style-name="P38">Le système affiche un message et passe son tour</text:p>
        </text:list-item>
        <text:list-item>
          <text:p text:style-name="P39">Continuer le point<text:s/>7<text:s/>du scénario nominal</text:p>
        </text:list-item>
      </text:list>
      <text:p text:style-name="Standard"/>
      <text:p text:style-name="Standard">8a – Le système vérifie qu’il n’a pas le coup possible pour IA</text:p>
      <text:list text:style-name="LFO17" text:continue-numbering="true">
        <text:list-item>
          <text:p text:style-name="P40">- Le système affiche une message « IA passe son tour »</text:p>
        </text:list-item>
        <text:list-item>
          <text:p text:style-name="P41">-Retourne au point<text:s/>6<text:s/>du scénario nominal <text:s/></text:p>
        </text:list-item>
      </text:list>
      <text:p text:style-name="Standard">10<text:s/>- Si oui, répétition du point<text:s/>6<text:s/>au point<text:s/>9<text:s/>du scénario nominal</text:p>
      <text:p text:style-name="Standard"/>
      <text:p text:style-name="Standard">14<text:s/>– Le joueur choisit la version continuer.</text:p>
      <text:list text:style-name="LFO18">
        <text:list-item text:start-value="1">
          <text:p text:style-name="P42">Retourne au point 2 du scénario UC jouer avec IA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4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6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7">
      <text:list-level-style-number text:level="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9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e Duc Vu</dc:creator>
    <meta:creation-date>2023-03-14T19:58:00Z</meta:creation-date>
    <dc:date>2023-04-03T19:42:00Z</dc:date>
    <meta:template xlink:href="Normal" xlink:type="simple"/>
    <meta:editing-cycles>9</meta:editing-cycles>
    <meta:editing-duration>PT12900S</meta:editing-duration>
    <meta:document-statistic meta:page-count="2" meta:paragraph-count="5" meta:word-count="406" meta:character-count="2718" meta:row-count="19" meta:non-whitespace-character-count="2317"/>
  </office:meta>
</office:document-meta>
</file>